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19mm"/>
    </style:style>
    <style:style style:name="co2" style:family="table-column">
      <style:table-column-properties fo:break-before="auto" style:column-width="19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xlarge" table:style-name="ta1">
        <table:shapes>
          <draw:frame draw:z-index="0" draw:style-name="gr1" draw:text-style-name="P1" svg:width="159.99mm" svg:height="89.99mm" svg:x="36.67mm" svg:y="1mm">
            <loext:p draw:notify-on-update-of-ranges="cxlarge.A1:cxlarge.A32 cxlarge.B1:cxlarge.B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5.0008" calcext:value-type="float">
            <text:p>25,0008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33.9682" calcext:value-type="float">
            <text:p>33,9682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float" office:value="43.5972" calcext:value-type="float">
            <text:p>43,5972</text:p>
          </table:table-cell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float" office:value="53.9655" calcext:value-type="float">
            <text:p>53,9655</text:p>
          </table:table-cell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float" office:value="64.8264" calcext:value-type="float">
            <text:p>64,8264</text:p>
          </table:table-cell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float" office:value="76.3143" calcext:value-type="float">
            <text:p>76,3143</text:p>
          </table:table-cell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float" office:value="88.1292" calcext:value-type="float">
            <text:p>88,1292</text:p>
          </table:table-cell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float" office:value="100.5312" calcext:value-type="float">
            <text:p>100,5312</text:p>
          </table:table-cell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float" office:value="113.5051" calcext:value-type="float">
            <text:p>113,5051</text:p>
          </table:table-cell>
        </table:table-row>
        <table:table-row table:style-name="ro1">
          <table:table-cell office:value-type="float" office:value="20009" calcext:value-type="float">
            <text:p>20009</text:p>
          </table:table-cell>
          <table:table-cell office:value-type="float" office:value="126.5447" calcext:value-type="float">
            <text:p>126,5447</text:p>
          </table:table-cell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140.0586" calcext:value-type="float">
            <text:p>140,0586</text:p>
          </table:table-cell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float" office:value="154.296" calcext:value-type="float">
            <text:p>154,296</text:p>
          </table:table-cell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float" office:value="168.7381" calcext:value-type="float">
            <text:p>168,7381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183.4414" calcext:value-type="float">
            <text:p>183,4414</text:p>
          </table:table-cell>
        </table:table-row>
        <table:table-row table:style-name="ro1">
          <table:table-cell office:value-type="float" office:value="20014" calcext:value-type="float">
            <text:p>20014</text:p>
          </table:table-cell>
          <table:table-cell office:value-type="float" office:value="198.4949" calcext:value-type="float">
            <text:p>198,4949</text:p>
          </table:table-cell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float" office:value="214.0368" calcext:value-type="float">
            <text:p>214,0368</text:p>
          </table:table-cell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float" office:value="229.8472" calcext:value-type="float">
            <text:p>229,8472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float" office:value="245.8546" calcext:value-type="float">
            <text:p>245,8546</text:p>
          </table:table-cell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float" office:value="262.1625" calcext:value-type="float">
            <text:p>262,1625</text:p>
          </table:table-cell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float" office:value="278.5967" calcext:value-type="float">
            <text:p>278,5967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float" office:value="295.5982" calcext:value-type="float">
            <text:p>295,5982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float" office:value="312.9725" calcext:value-type="float">
            <text:p>312,9725</text:p>
          </table:table-cell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330.4712" calcext:value-type="float">
            <text:p>330,4712</text:p>
          </table:table-cell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float" office:value="348.0488" calcext:value-type="float">
            <text:p>348,0488</text:p>
          </table:table-cell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float" office:value="366.3649" calcext:value-type="float">
            <text:p>366,3649</text:p>
          </table:table-cell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float" office:value="384.436" calcext:value-type="float">
            <text:p>384,436</text:p>
          </table:table-cell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float" office:value="403.133" calcext:value-type="float">
            <text:p>403,133</text:p>
          </table:table-cell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float" office:value="422.1393" calcext:value-type="float">
            <text:p>422,1393</text:p>
          </table:table-cell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float" office:value="440.9949" calcext:value-type="float">
            <text:p>440,9949</text:p>
          </table:table-cell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float" office:value="460.061" calcext:value-type="float">
            <text:p>460,061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float" office:value="479.2753" calcext:value-type="float">
            <text:p>479,2753</text:p>
          </table:table-cell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float" office:value="499.0899" calcext:value-type="float">
            <text:p>499,0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fr" fo:country="FR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08:11:20.086631236</dc:date>
    <meta:editing-duration>PT12M3S</meta:editing-duration>
    <meta:editing-cycles>1</meta:editing-cycles>
    <meta:document-statistic meta:table-count="1" meta:cell-count="64" meta:object-count="1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5cm" svg:y="0.316cm" chart:style-name="ch2">
          <text:p>sysbench cxlarge</text:p>
        </chart:title>
        <chart:legend chart:legend-position="end" svg:x="12.989cm" svg:y="4.201cm" style:legend-expansion="high" chart:style-name="ch3"/>
        <chart:plot-area chart:style-name="ch4" table:cell-range-address="cxlarge.A1:cxlarge.B32" chart:data-source-has-labels="column" svg:x="1.331cm" svg:y="1.301cm" svg:width="11.338cm" svg:height="6.538cm">
          <chartooo:coordinate-region svg:x="2.221cm" svg:y="1.301cm" svg:width="10.448cm" svg:height="5.06cm"/>
          <chart:axis chart:dimension="x" chart:name="primary-x" chart:style-name="ch5" chartooo:axis-type="auto">
            <chartooo:date-scale/>
            <chart:title svg:x="6.083cm" svg:y="8.019cm" chart:style-name="ch6">
              <text:p>max prime</text:p>
            </chart:title>
            <chart:categories table:cell-range-address="cxlarge.A1:cxlarge.A32"/>
            <chart:grid chart:style-name="ch7" chart:class="major"/>
          </chart:axis>
          <chart:axis chart:dimension="y" chart:name="primary-y" chart:style-name="ch5">
            <chart:title svg:x="0.451cm" svg:y="4.984cm" chart:style-name="ch8">
              <text:p>time</text:p>
            </chart:title>
            <chart:grid chart:style-name="ch7" chart:class="major"/>
          </chart:axis>
          <chart:series chart:style-name="ch9" chart:values-cell-range-address="cxlarge.B1:cxlarge.B32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cxlarge.A1:cxlarge.A32</svg:desc>
                </draw:g>
              </table:table-cell>
              <table:table-cell office:value-type="float" office:value="25.0008">
                <text:p>25.0008</text:p>
                <draw:g>
                  <svg:desc>cxlarge.B1:cxlarge.B32</svg:desc>
                </draw:g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33.9682">
                <text:p>33.9682</text:p>
              </table:table-cell>
            </table:table-row>
            <table:table-row>
              <table:table-cell office:value-type="float" office:value="20002">
                <text:p>20002</text:p>
              </table:table-cell>
              <table:table-cell office:value-type="float" office:value="43.5972">
                <text:p>43.5972</text:p>
              </table:table-cell>
            </table:table-row>
            <table:table-row>
              <table:table-cell office:value-type="float" office:value="20003">
                <text:p>20003</text:p>
              </table:table-cell>
              <table:table-cell office:value-type="float" office:value="53.9655">
                <text:p>53.9655</text:p>
              </table:table-cell>
            </table:table-row>
            <table:table-row>
              <table:table-cell office:value-type="float" office:value="20004">
                <text:p>20004</text:p>
              </table:table-cell>
              <table:table-cell office:value-type="float" office:value="64.8264">
                <text:p>64.8264</text:p>
              </table:table-cell>
            </table:table-row>
            <table:table-row>
              <table:table-cell office:value-type="float" office:value="20005">
                <text:p>20005</text:p>
              </table:table-cell>
              <table:table-cell office:value-type="float" office:value="76.3143">
                <text:p>76.3143</text:p>
              </table:table-cell>
            </table:table-row>
            <table:table-row>
              <table:table-cell office:value-type="float" office:value="20006">
                <text:p>20006</text:p>
              </table:table-cell>
              <table:table-cell office:value-type="float" office:value="88.1292">
                <text:p>88.1292</text:p>
              </table:table-cell>
            </table:table-row>
            <table:table-row>
              <table:table-cell office:value-type="float" office:value="20007">
                <text:p>20007</text:p>
              </table:table-cell>
              <table:table-cell office:value-type="float" office:value="100.5312">
                <text:p>100.5312</text:p>
              </table:table-cell>
            </table:table-row>
            <table:table-row>
              <table:table-cell office:value-type="float" office:value="20008">
                <text:p>20008</text:p>
              </table:table-cell>
              <table:table-cell office:value-type="float" office:value="113.5051">
                <text:p>113.5051</text:p>
              </table:table-cell>
            </table:table-row>
            <table:table-row>
              <table:table-cell office:value-type="float" office:value="20009">
                <text:p>20009</text:p>
              </table:table-cell>
              <table:table-cell office:value-type="float" office:value="126.5447">
                <text:p>126.5447</text:p>
              </table:table-cell>
            </table:table-row>
            <table:table-row>
              <table:table-cell office:value-type="float" office:value="20010">
                <text:p>20010</text:p>
              </table:table-cell>
              <table:table-cell office:value-type="float" office:value="140.0586">
                <text:p>140.0586</text:p>
              </table:table-cell>
            </table:table-row>
            <table:table-row>
              <table:table-cell office:value-type="float" office:value="20011">
                <text:p>20011</text:p>
              </table:table-cell>
              <table:table-cell office:value-type="float" office:value="154.296">
                <text:p>154.296</text:p>
              </table:table-cell>
            </table:table-row>
            <table:table-row>
              <table:table-cell office:value-type="float" office:value="20012">
                <text:p>20012</text:p>
              </table:table-cell>
              <table:table-cell office:value-type="float" office:value="168.7381">
                <text:p>168.7381</text:p>
              </table:table-cell>
            </table:table-row>
            <table:table-row>
              <table:table-cell office:value-type="float" office:value="20013">
                <text:p>20013</text:p>
              </table:table-cell>
              <table:table-cell office:value-type="float" office:value="183.4414">
                <text:p>183.4414</text:p>
              </table:table-cell>
            </table:table-row>
            <table:table-row>
              <table:table-cell office:value-type="float" office:value="20014">
                <text:p>20014</text:p>
              </table:table-cell>
              <table:table-cell office:value-type="float" office:value="198.4949">
                <text:p>198.4949</text:p>
              </table:table-cell>
            </table:table-row>
            <table:table-row>
              <table:table-cell office:value-type="float" office:value="20015">
                <text:p>20015</text:p>
              </table:table-cell>
              <table:table-cell office:value-type="float" office:value="214.0368">
                <text:p>214.0368</text:p>
              </table:table-cell>
            </table:table-row>
            <table:table-row>
              <table:table-cell office:value-type="float" office:value="20016">
                <text:p>20016</text:p>
              </table:table-cell>
              <table:table-cell office:value-type="float" office:value="229.8472">
                <text:p>229.8472</text:p>
              </table:table-cell>
            </table:table-row>
            <table:table-row>
              <table:table-cell office:value-type="float" office:value="20017">
                <text:p>20017</text:p>
              </table:table-cell>
              <table:table-cell office:value-type="float" office:value="245.8546">
                <text:p>245.8546</text:p>
              </table:table-cell>
            </table:table-row>
            <table:table-row>
              <table:table-cell office:value-type="float" office:value="20018">
                <text:p>20018</text:p>
              </table:table-cell>
              <table:table-cell office:value-type="float" office:value="262.1625">
                <text:p>262.1625</text:p>
              </table:table-cell>
            </table:table-row>
            <table:table-row>
              <table:table-cell office:value-type="float" office:value="20019">
                <text:p>20019</text:p>
              </table:table-cell>
              <table:table-cell office:value-type="float" office:value="278.5967">
                <text:p>278.5967</text:p>
              </table:table-cell>
            </table:table-row>
            <table:table-row>
              <table:table-cell office:value-type="float" office:value="20020">
                <text:p>20020</text:p>
              </table:table-cell>
              <table:table-cell office:value-type="float" office:value="295.5982">
                <text:p>295.5982</text:p>
              </table:table-cell>
            </table:table-row>
            <table:table-row>
              <table:table-cell office:value-type="float" office:value="20021">
                <text:p>20021</text:p>
              </table:table-cell>
              <table:table-cell office:value-type="float" office:value="312.9725">
                <text:p>312.9725</text:p>
              </table:table-cell>
            </table:table-row>
            <table:table-row>
              <table:table-cell office:value-type="float" office:value="20022">
                <text:p>20022</text:p>
              </table:table-cell>
              <table:table-cell office:value-type="float" office:value="330.4712">
                <text:p>330.4712</text:p>
              </table:table-cell>
            </table:table-row>
            <table:table-row>
              <table:table-cell office:value-type="float" office:value="20023">
                <text:p>20023</text:p>
              </table:table-cell>
              <table:table-cell office:value-type="float" office:value="348.0488">
                <text:p>348.0488</text:p>
              </table:table-cell>
            </table:table-row>
            <table:table-row>
              <table:table-cell office:value-type="float" office:value="20024">
                <text:p>20024</text:p>
              </table:table-cell>
              <table:table-cell office:value-type="float" office:value="366.3649">
                <text:p>366.3649</text:p>
              </table:table-cell>
            </table:table-row>
            <table:table-row>
              <table:table-cell office:value-type="float" office:value="20025">
                <text:p>20025</text:p>
              </table:table-cell>
              <table:table-cell office:value-type="float" office:value="384.436">
                <text:p>384.436</text:p>
              </table:table-cell>
            </table:table-row>
            <table:table-row>
              <table:table-cell office:value-type="float" office:value="20026">
                <text:p>20026</text:p>
              </table:table-cell>
              <table:table-cell office:value-type="float" office:value="403.133">
                <text:p>403.133</text:p>
              </table:table-cell>
            </table:table-row>
            <table:table-row>
              <table:table-cell office:value-type="float" office:value="20027">
                <text:p>20027</text:p>
              </table:table-cell>
              <table:table-cell office:value-type="float" office:value="422.1393">
                <text:p>422.1393</text:p>
              </table:table-cell>
            </table:table-row>
            <table:table-row>
              <table:table-cell office:value-type="float" office:value="20028">
                <text:p>20028</text:p>
              </table:table-cell>
              <table:table-cell office:value-type="float" office:value="440.9949">
                <text:p>440.9949</text:p>
              </table:table-cell>
            </table:table-row>
            <table:table-row>
              <table:table-cell office:value-type="float" office:value="20029">
                <text:p>20029</text:p>
              </table:table-cell>
              <table:table-cell office:value-type="float" office:value="460.061">
                <text:p>460.061</text:p>
              </table:table-cell>
            </table:table-row>
            <table:table-row>
              <table:table-cell office:value-type="float" office:value="20030">
                <text:p>20030</text:p>
              </table:table-cell>
              <table:table-cell office:value-type="float" office:value="479.2753">
                <text:p>479.2753</text:p>
              </table:table-cell>
            </table:table-row>
            <table:table-row>
              <table:table-cell office:value-type="float" office:value="20031">
                <text:p>20031</text:p>
              </table:table-cell>
              <table:table-cell office:value-type="float" office:value="499.0899">
                <text:p>499.0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